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2.53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8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18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0" office:value-type="string">
            <text:p>verifyLoginFunctionality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10" office:value-type="date" office:date-value="2017-07-04">
            <text:p>04 July 2017</text:p>
          </table:table-cell>
          <table:table-cell table:style-name="ce12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5"/>
          <table:table-cell table:style-name="ce14"/>
          <table:table-cell table:number-columns-repeated="122"/>
        </table:table-row>
        <table:table-row table:style-name="ro3" table:number-rows-repeated="124">
          <table:table-cell table:number-columns-repeated="128"/>
        </table:table-row>
        <table:table-row table:style-name="ro3">
          <table:table-cell table:number-columns-repeated="1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5/09/2017</text:date>, <text:time>18:1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18:10:46</dc:date>
    <meta:creation-date>2014-12-16T16:26:20Z</meta:creation-date>
    <meta:editing-cycles>73</meta:editing-cycles>
    <meta:editing-duration>P1DT11H37M7S</meta:editing-duration>
    <meta:generator>OpenOffice/4.1.3$Unix OpenOffice.org_project/413m1$Build-9783</meta:generator>
    <meta:initial-creator>sakshi juneja</meta:initial-creator>
    <meta:document-statistic meta:table-count="2" meta:cell-count="20" meta:object-count="0"/>
  </office:meta>
</office:document-meta>
</file>